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6"/>
    <style:style style:name="ce14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19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9-2020'.E2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2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2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2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2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18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2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2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2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2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2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2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2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2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2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1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2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2" table:formula="of:=COUNTIF([.D9:.L9];IF([.N9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2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5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1002"/>
        </table:table-row>
        <table:table-row table:style-name="ro1">
          <table:table-cell table:number-columns-repeated="4"/>
          <table:table-cell table:style-name="ce22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table table:name="2019-2020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Chrischi</text:p>
          </table:table-cell>
          <table:table-cell table:style-name="Heading" table:number-columns-repeated="1000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3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16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style-name="ce20"/>
          <table:table-cell table:style-name="ce32"/>
          <table:table-cell table:number-columns-repeated="1002"/>
        </table:table-row>
        <table:table-row table:style-name="ro1">
          <table:table-cell table:number-columns-repeated="4"/>
          <table:table-cell table:style-name="ce24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style-name="ce20"/>
          <table:table-cell table:style-name="ce32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9-2020'.G2:'2019-2020'.G100 '2019-2020'.I2:'2019-2020'.I100 '2019-2020'.K2:'2019-2020'.K100 '2019-2020'.M2:'2019-2020'.M100 '2019-2020'.E2:'2019-2020'.E100">
            <calcext:condition calcext:apply-style-name="Verlaengerung" calcext:value="&gt;=10" calcext:base-cell-address="'2019-2020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.00.0000</text:date>, <text:time style:data-style-name="N2" text:time-value="09:50:00.0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39</meta:editing-cycles>
    <meta:editing-duration>PT5H28M58S</meta:editing-duration>
    <dc:title>Saison Ekkart</dc:title>
    <dc:date>2019-09-12T09:52:51.375000000</dc:date>
    <meta:generator>LibreOffice/6.1.3.2$Windows_X86_64 LibreOffice_project/86daf60bf00efa86ad547e59e09d6bb77c699acb</meta:generator>
    <dc:creator>Ekkart Kleinod</dc:creator>
    <meta:document-statistic meta:table-count="4" meta:cell-count="942" meta:object-count="0"/>
  </office:meta>
</office:document-meta>
</file>